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E (Basically <text:span text:style-name="T1">Availability</text:span> Soft state Eventual <text:span text:style-name="T1">Consistency</text:span>)</text:p>
      <text:p text:style-name="Standard"/>
      <text:p text:style-name="P1"><text:span text:style-name="T2">Basically </text:span>Availability</text:p>
      <text:p text:style-name="P3">The system does not guarntees the availibility of data for a request. When user request, there will be <text:s/>reponse but that response still could be failure or inconsisten data.</text:p>
      <text:p text:style-name="P3"/>
      <text:p text:style-name="P2">Soft State</text:p>
      <text:p text:style-name="P3"/>
      <text:p text:style-name="P3">The system may change its state without any request from user. The changes going on due to eventual consistency.</text:p>
      <text:p text:style-name="P2"/>
      <text:p text:style-name="P2"/>
      <text:p text:style-name="P2"/>
      <text:p text:style-name="P2">Eventual Consistency</text:p>
      <text:p text:style-name="P3">The system not check for the consistency before it receive the next request. The system will eventually <text:s/>become consistent when its stop receiveing request. Two types of Eventual Consistency we can categorise</text:p>
      <text:p text:style-name="P3"><text:s/>Client : The user getting the updated information .</text:p>
      <text:p text:style-name="P3">Server: As the databse is distributed among different nodes/systems are updating faster or slower.</text:p>
      <text:p text:style-name="P3"/>
      <text:p text:style-name="P3"/>
      <text:p text:style-name="P3">1. No SQL can be used when we need <text:s/>high <text:s/>Performance and Reliability.</text:p>
      <text:list xml:id="list1594707748" text:style-name="L1">
        <text:list-item>
          <text:p text:style-name="P4">Weak Consistency.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6:04:00</meta:creation-date>
    <dc:date>2014-07-09T20:30:45</dc:date>
    <meta:editing-duration>PT4H18M56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11" meta:word-count="132" meta:character-count="845" meta:non-whitespace-character-count="720"/>
  </office:meta>
</office:document-meta>
</file>